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xchangeContextImpl.getSupportedInvocationStyle( PartnerRoleChannel prc , EndpointReference partner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ContextImpl.onMyRoleMessageExchangeStateChanged( MyRoleMessageExchange myRole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ExchangeContextImpl.invokePartnerUnreliable( PartnerRoleMessageExchange 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ContextImpl.MessageExchangeContextImpl( OdeContext 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ContextImpl.invokePartnerReliable( PartnerRoleMessageExchange 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ContextImpl.cancel( PartnerRoleMessageExchange 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ExchangeContextImpl.invokePartnerTransacted( PartnerRoleMessageExchange 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